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FDEA448C9EDEC9B.jpg" manifest:media-type="image/jpeg"/>
  <manifest:file-entry manifest:full-path="Pictures/TablePreview1.svm" manifest:media-type=""/>
  <manifest:file-entry manifest:full-path="Pictures/1000000000000556000003000C83E5A2B202900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5cm" style:use-optimal-column-width="false"/>
    </style:style>
    <style:style style:name="ro1" style:family="table-row">
      <style:table-row-properties style:row-height="0.966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50505" style:text-line-through-style="none" style:text-line-through-type="none" style:text-position="0% 100%" style:font-name="Times New Roman" fo:font-size="33pt" fo:letter-spacing="normal" fo:font-style="normal" style:text-underline-style="none" fo:font-weight="normal" style:font-name-asian="Times New Roman" style:font-size-asian="33pt" style:font-style-asian="normal" style:font-weight-asian="normal" style:font-name-complex="Times New Roman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4;p14" draw:style-name="gr1" draw:text-style-name="P2" draw:layer="layout" svg:width="22.499cm" svg:height="2.599cm" svg:x="4.5cm" svg:y="0.6cm">
          <text:p text:style-name="P1"><text:span text:style-name="T1">Test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2" draw:layer="layout" svg:width="22.499cm" svg:height="9.133cm" svg:x="4.5cm" svg:y="3.8cm">
          <text:p text:style-name="P1"><text:span text:style-name="T2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70;p15" draw:style-name="gr1" draw:text-style-name="P2" draw:layer="layout" svg:width="22.499cm" svg:height="2.599cm" svg:x="4.5cm" svg:y="0.6cm">
          <text:p text:style-name="P1"><text:span text:style-name="T1">Table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standard" draw:layer="layout" svg:width="22.499cm" svg:height="1.931cm" svg:x="4.5cm" svg:y="3.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3">a</text:span></text:p>
              </table:table-cell>
              <table:table-cell>
                <text:p text:style-name="P4"><text:span text:style-name="T3">a</text:span></text:p>
              </table:table-cell>
              <table:table-cell>
                <text:p text:style-name="P4"><text:span text:style-name="T3">b</text:span></text:p>
              </table:table-cell>
              <table:table-cell>
                <text:p text:style-name="P4"><text:span text:style-name="T3">b</text:span></text:p>
              </table:table-cell>
              <table:table-cell>
                <text:p text:style-name="P4"><text:span text:style-name="T3">c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a</text:span></text:p>
              </table:table-cell>
              <table:table-cell>
                <text:p text:style-name="P4"><text:span text:style-name="T3">a</text:span></text:p>
              </table:table-cell>
              <table:table-cell>
                <text:p text:style-name="P4"><text:span text:style-name="T3">b</text:span></text:p>
              </table:table-cell>
              <table:table-cell>
                <text:p text:style-name="P4"><text:span text:style-name="T3">b</text:span></text:p>
              </table:table-cell>
              <table:table-cell>
                <text:p text:style-name="P4"><text:span text:style-name="T3">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7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6;p16" draw:style-name="gr1" draw:text-style-name="P2" draw:layer="layout" svg:width="22.499cm" svg:height="2.599cm" svg:x="4.5cm" svg:y="0.6cm">
          <text:p text:style-name="P1"><text:span text:style-name="T1">Tes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3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4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1;p17" draw:style-name="gr1" draw:text-style-name="P2" draw:layer="layout" svg:width="22.499cm" svg:height="2.599cm" svg:x="4.5cm" svg:y="0.6cm">
          <text:p text:style-name="P1"><text:span text:style-name="T1">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gr4" draw:text-style-name="P5" draw:layer="layout" svg:width="22.494cm" svg:height="9.132cm" svg:x="4.5cm" svg:y="3.8cm">
          <draw:image xlink:href="Pictures/10000000000000E1000000E10FDEA448C9EDEC9B.jpg" xlink:type="simple" xlink:show="embed" xlink:actuate="onLoad">
            <text:p/>
          </draw:image>
        </draw:frame>
        <presentation:notes draw:style-name="dp2">
          <draw:frame draw:name="Google Shape;78;p4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9;p4:notes" draw:style-name="gr3" draw:layer="layout" svg:width="13.999cm" svg:height="11.136cm" svg:x="3.5cm" svg:y="2.227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8.015cm" svg:height="15.749cm" svg:x="0cm" svg:y="0cm">
        <draw:image xlink:href="Pictures/1000000000000556000003000C83E5A2B2029005.png" xlink:type="simple" xlink:show="embed" xlink:actuate="onLoad">
          <text:p/>
        </draw:image>
      </draw:frame>
      <draw:frame draw:name="Google Shape;13;p2" presentation:style-name="TITLE_5f_AND_5f_BODY-title" draw:layer="backgroundobjects" svg:width="22.499cm" svg:height="2.599cm" svg:x="4.5cm" svg:y="0.6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;p1" draw:style-name="Mgr3" draw:text-style-name="MP5" draw:layer="backgroundobjects" svg:width="28.015cm" svg:height="15.749cm" svg:x="0cm" svg:y="0cm">
        <draw:image xlink:href="Pictures/1000000000000556000003000C83E5A2B2029005.png" xlink:type="simple" xlink:show="embed" xlink:actuate="onLoad">
          <text:p/>
        </draw:image>
      </draw:frame>
      <draw:frame draw:name="Google Shape;16;p3" presentation:style-name="OBJECT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Google Shape;17;p3" presentation:style-name="OBJECT-outline1" draw:layer="backgroundobjects" svg:width="22.499cm" svg:height="9.133cm" svg:x="4.5cm" svg:y="3.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6.0.5.2$Linux_X86_64 LibreOffice_project/</meta:generator>
  </office:meta>
</office:document-meta>
</file>